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Tahoma1" svg:font-family="Tahoma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5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style:line-height-at-least="0.25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left="0in" fo:margin-right="0in" fo:margin-top="0in" fo:margin-bottom="0.1043in" style:line-height-at-least="0.1665in" fo:orphans="2" fo:widows="2" fo:text-indent="0in" style:auto-text-indent="false" fo:background-color="#eeeeee" fo:padding="0.052in" fo:border="0.0008in solid #d6d6d6">
        <style:background-image/>
      </style:paragraph-properties>
      <style:text-properties fo:font-variant="normal" fo:text-transform="none" fo:color="#313131" style:font-name="Menlo" fo:font-size="9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.1043in" style:line-height-at-least="0.1665in" fo:orphans="2" fo:widows="2" fo:background-color="#eeeeee" fo:padding="0.052in" fo:border="0.0008in solid #d6d6d6">
        <style:background-image/>
      </style:paragraph-properties>
      <style:text-properties fo:font-variant="normal" fo:text-transform="none" fo:color="#313131" style:font-name="Menlo" fo:font-size="9.75pt" fo:letter-spacing="normal" fo:font-style="normal" fo:font-weight="normal"/>
    </style:style>
    <style:style style:name="P6" style:family="paragraph" style:parent-style-name="Preformatted_20_Text">
      <style:paragraph-properties fo:margin-top="0in" fo:margin-bottom="0.1043in" style:line-height-at-least="0.1665in" fo:orphans="2" fo:widows="2" fo:background-color="#eeeeee" fo:padding="0.052in" fo:border="0.0008in solid #d6d6d6">
        <style:background-image/>
      </style:paragraph-properties>
      <style:text-properties fo:font-variant="normal" fo:text-transform="none" fo:color="#313131" style:font-name="Menlo" fo:letter-spacing="normal" fo:font-style="normal" fo:font-weight="normal"/>
    </style:style>
    <style:style style:name="P7" style:family="paragraph" style:parent-style-name="Preformatted_20_Text">
      <style:paragraph-properties fo:margin-top="0in" fo:margin-bottom="0.1043in" style:line-height-at-least="0.1665in" fo:orphans="2" fo:widows="2" fo:background-color="#eeeeee" fo:padding="0.052in" fo:border="0.0008in solid #d6d6d6">
        <style:background-image/>
      </style:paragraph-properties>
      <style:text-properties fo:font-variant="normal" fo:text-transform="none" fo:color="#313131" fo:letter-spacing="normal"/>
    </style:style>
    <style:style style:name="P8" style:family="paragraph" style:parent-style-name="Preformatted_20_Text">
      <style:paragraph-properties fo:margin-top="0in" fo:margin-bottom="0.1043in" style:line-height-at-least="0.1665in" fo:orphans="2" fo:widows="2" fo:background-color="#eeeeee" fo:padding="0.052in" fo:border="0.0008in solid #d6d6d6">
        <style:background-image/>
      </style:paragraph-properties>
    </style:style>
    <style:style style:name="P9" style:family="paragraph" style:parent-style-name="Text_20_body">
      <style:paragraph-properties fo:margin-left="0in" fo:margin-right="0in" style:line-height-at-least="0.25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0.5pt" fo:letter-spacing="normal" fo:font-style="normal" fo:font-weight="normal"/>
    </style:style>
    <style:style style:name="T1" style:family="text">
      <style:text-properties fo:color="#000088"/>
    </style:style>
    <style:style style:name="T2" style:family="text">
      <style:text-properties fo:color="#000088" style:font-name="Menlo" fo:font-size="9.75pt" fo:font-style="normal" fo:font-weight="normal"/>
    </style:style>
    <style:style style:name="T3" style:family="text">
      <style:text-properties fo:color="#666600"/>
    </style:style>
    <style:style style:name="T4" style:family="text">
      <style:text-properties fo:color="#666600" style:font-name="Menlo" fo:font-size="9.75pt" fo:font-style="normal" fo:font-weight="normal"/>
    </style:style>
    <style:style style:name="T5" style:family="text">
      <style:text-properties fo:color="#008800"/>
    </style:style>
    <style:style style:name="T6" style:family="text">
      <style:text-properties style:font-name="Menlo" fo:font-size="9.75pt" fo:font-style="normal" fo:font-weight="normal"/>
    </style:style>
    <style:style style:name="T7" style:family="text">
      <style:text-properties fo:font-size="9.75pt"/>
    </style:style>
    <style:style style:name="T8" style:family="text">
      <style:text-properties fo:color="#7f0055"/>
    </style:style>
    <style:style style:name="T9" style:family="text">
      <style:text-properties fo:color="#7f0055" style:font-name="Menlo" fo:font-size="9.75pt" fo:font-style="normal" fo:font-weight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ularJS supports the concepts of "Separation of Concerns" using services architecture. <text:span text:style-name="T11">Services are javascript functions</text:span> and are responsible to do a specific tasks only. This makes them an individual entity which is maintainable and testable. Controllers, filters can call them as on requirement basis. </text:p>
      <text:p text:style-name="P1"><text:span text:style-name="T11">Services are normally injected using dependency injection mechanism of AngularJS</text:span>.</text:p>
      <text:p text:style-name="P1">AngularJS provides many inbuilt services for example, <text:span text:style-name="T10">$https:, $route, $window, $location</text:span> etc. Each service is responsible for a specific task for example, </text:p>
      <text:p text:style-name="P1">$https: is used to make ajax call to get the server data. </text:p>
      <text:p text:style-name="P1">$route is used to define the routing information and so on. </text:p>
      <text:p text:style-name="P1">inbuilt services are always prefixed with $symbol.</text:p>
      <text:p text:style-name="P1"/>
      <text:p text:style-name="P3">There are two ways to create a service. Factory &amp; service</text:p>
      <text:p text:style-name="P9"/>
      <text:p text:style-name="P2">Using <text:span text:style-name="T10">factory method</text:span>, we first define a factory and then assign method to it.</text:p>
      <text:p text:style-name="P4"><text:span text:style-name="T1">var</text:span> mainApp <text:span text:style-name="T3">=</text:span> angular<text:span text:style-name="T3">.</text:span><text:span text:style-name="T1">module</text:span><text:span text:style-name="T3">(</text:span><text:span text:style-name="T5">"mainApp"</text:span><text:span text:style-name="T3">,</text:span> <text:span text:style-name="T3">[]);</text:span></text:p>
      <text:p text:style-name="P5">mainApp<text:span text:style-name="T3">.</text:span>factory<text:span text:style-name="T3">(</text:span><text:span text:style-name="T5">'MathService'</text:span><text:span text:style-name="T3">,</text:span> <text:span text:style-name="T1">function</text:span><text:span text:style-name="T3">()</text:span> <text:span text:style-name="T3">{</text:span></text:p>
      <text:p text:style-name="P7"><text:s text:c="3"/><text:span text:style-name="T2">var</text:span><text:span text:style-name="T6"> factory </text:span><text:span text:style-name="T4">=</text:span><text:span text:style-name="T6"> </text:span><text:span text:style-name="T4">{};</text:span></text:p>
      <text:p text:style-name="P7"><text:s text:c="3"/></text:p>
      <text:p text:style-name="P7"><text:s text:c="3"/><text:span text:style-name="T6">factory</text:span><text:span text:style-name="T4">.</text:span><text:span text:style-name="T6">multiply </text:span><text:span text:style-name="T4">=</text:span><text:span text:style-name="T6"> </text:span><text:span text:style-name="T2">function</text:span><text:span text:style-name="T4">(</text:span><text:span text:style-name="T6">a</text:span><text:span text:style-name="T4">,</text:span><text:span text:style-name="T6"> b</text:span><text:span text:style-name="T4">)</text:span><text:span text:style-name="T6"> </text:span><text:span text:style-name="T4">{</text:span></text:p>
      <text:p text:style-name="P7"><text:s text:c="6"/><text:span text:style-name="T2">return</text:span><text:span text:style-name="T6"> a </text:span><text:span text:style-name="T4">*</text:span><text:span text:style-name="T6"> b</text:span></text:p>
      <text:p text:style-name="P7"><text:s text:c="3"/><text:span text:style-name="T4">}</text:span></text:p>
      <text:p text:style-name="P7"><text:s text:c="3"/></text:p>
      <text:p text:style-name="P7"><text:s text:c="3"/><text:span text:style-name="T2">return</text:span><text:span text:style-name="T6"> factory</text:span><text:span text:style-name="T4">;</text:span></text:p>
      <text:p text:style-name="P6">});<text:span text:style-name="T7"> </text:span></text:p>
      <text:p text:style-name="P2">Using <text:span text:style-name="T10">service method</text:span>, we define a service and then assign method to it. We've also injected an already available service to it.</text:p>
      <text:p text:style-name="P4">mainApp<text:span text:style-name="T3">.</text:span>service<text:span text:style-name="T3">(</text:span><text:span text:style-name="T5">'CalcService'</text:span><text:span text:style-name="T3">,</text:span> <text:span text:style-name="T1">function</text:span><text:span text:style-name="T3">(</text:span><text:span text:style-name="T8">MathService</text:span><text:span text:style-name="T3">){</text:span></text:p>
      <text:p text:style-name="P7"><text:s text:c="3"/><text:span text:style-name="T2">this</text:span><text:span text:style-name="T4">.</text:span><text:span text:style-name="T6">square </text:span><text:span text:style-name="T4">=</text:span><text:span text:style-name="T6"> </text:span><text:span text:style-name="T2">function</text:span><text:span text:style-name="T4">(</text:span><text:span text:style-name="T6">a</text:span><text:span text:style-name="T4">)</text:span><text:span text:style-name="T6"> </text:span><text:span text:style-name="T4">{</text:span></text:p>
      <text:p text:style-name="P7"><text:s text:c="6"/><text:span text:style-name="T2">return</text:span><text:span text:style-name="T6"> </text:span><text:span text:style-name="T9">MathService</text:span><text:span text:style-name="T4">.</text:span><text:span text:style-name="T6">multiply</text:span><text:span text:style-name="T4">(</text:span><text:span text:style-name="T6">a</text:span><text:span text:style-name="T4">,</text:span><text:span text:style-name="T6">a</text:span><text:span text:style-name="T4">);</text:span></text:p>
      <text:p text:style-name="P7"><text:s text:c="3"/><text:span text:style-name="T4">}</text:span></text:p>
      <text:p text:style-name="P8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" svg:font-family="Menlo, Monaco, Consolas, 'Courier New', monospace"/>
    <style:font-face style:name="OpenSymbol" svg:font-family="OpenSymbol"/>
    <style:font-face style:name="Tahoma1" svg:font-family="Tahoma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4M04S</meta:editing-duration>
    <meta:editing-cycles>4</meta:editing-cycles>
    <meta:generator>OpenOffice.org/3.1$Win32 OpenOffice.org_project/310m11$Build-9399</meta:generator>
    <dc:date>2017-06-27T19:59:32.72</dc:date>
    <dc:creator>Michael Gokey</dc:creator>
    <meta:document-statistic meta:table-count="0" meta:image-count="0" meta:object-count="0" meta:page-count="1" meta:paragraph-count="24" meta:word-count="188" meta:character-count="1295"/>
    <meta:user-defined meta:name="Info 1"/>
    <meta:user-defined meta:name="Info 2"/>
    <meta:user-defined meta:name="Info 3"/>
    <meta:user-defined meta:name="Info 4"/>
  </office:meta>
</office:document-meta>
</file>